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0.0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Missió</text:p>
          </table:table-cell>
          <table:table-cell office:value-type="string" calcext:value-type="string">
            <text:p>total goals</text:p>
          </table:table-cell>
          <table:table-cell office:value-type="string" calcext:value-type="string">
            <text:p>dispersal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resources</text:p>
          </table:table-cell>
          <table:table-cell office:value-type="string" calcext:value-type="string">
            <text:p>max steps</text:p>
          </table:table-cell>
          <table:table-cell office:value-type="string" calcext:value-type="string">
            <text:p>init agents</text:p>
          </table:table-cell>
          <table:table-cell office:value-type="string" calcext:value-type="string">
            <text:p>max agents</text:p>
          </table:table-cell>
          <table:table-cell office:value-type="string" calcext:value-type="string">
            <text:p>type agents</text:p>
          </table:table-cell>
          <table:table-cell office:value-type="string" calcext:value-type="string">
            <text:p>ep freq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C2]+[.D2]+[.E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C3]+[.D3]+[.E3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C4]+[.D4]+[.E4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250" calcext:value-type="float">
            <text:p>25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C5]+[.D5]+[.E5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C6]+[.D6]+[.E6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C7]+[.D7]+[.E7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C8]+[.D8]+[.E8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C9]+[.D9]+[.E9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C10]+[.D10]+[.E10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C11]+[.D11]+[.E11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C12]+[.D12]+[.E12]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C13]+[.D13]+[.E13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C14]+[.D14]+[.E14]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C15]+[.D15]+[.E15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C16]+[.D16]+[.E16]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C17]+[.D17]+[.E17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200" calcext:value-type="float">
            <text:p>200</text:p>
          </table:table-cell>
          <table:table-cell office:value-type="float" office:value="950" calcext:value-type="float">
            <text:p>9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C18]+[.D18]+[.E18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C19]+[.D19]+[.E19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8" calcext:value-type="float">
            <text:p>138</text:p>
          </table:table-cell>
          <table:table-cell office:value-type="float" office:value="100" calcext:value-type="float">
            <text:p>100</text:p>
          </table:table-cell>
          <table:table-cell office:value-type="float" office:value="900" calcext:value-type="float">
            <text:p>9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C20]+[.D20]+[.E20]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C21]+[.D21]+[.E21]" office:value-type="float" office:value="0" calcext:value-type="float">
            <text:p>0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8">00/00/0000</text:date>, <text:time style:data-style-name="N2" text:time-value="13:26:40.4455435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avier Rubio-Campillo</meta:initial-creator>
    <meta:creation-date>2016-01-08T13:19:56.915672149</meta:creation-date>
    <dc:date>2016-01-08T18:35:39.460062396</dc:date>
    <dc:creator>Xavier Rubio-Campillo</dc:creator>
    <meta:editing-duration>PT4H38M23S</meta:editing-duration>
    <meta:editing-cycles>5</meta:editing-cycles>
    <meta:generator>LibreOffice/4.4.3.2$Linux_X86_64 LibreOffice_project/40m0$Build-2</meta:generator>
    <meta:document-statistic meta:table-count="1" meta:cell-count="197" meta:object-count="0"/>
  </office:meta>
</office:document-meta>
</file>